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40000249100001214ACC29A0E.wmf"/>
  <manifest:file-entry manifest:media-type="" manifest:full-path="Pictures/2000005F00002491000016065B7D237C.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cm" fo:margin-bottom="0.247cm" fo:line-height="100%" fo:text-align="justify" style:justify-single-word="false" fo:orphans="2" fo:widows="2" fo:padding="0cm" fo:border="none"/>
    </style:style>
    <style:style style:name="P3" style:family="paragraph" style:parent-style-name="body">
      <style:paragraph-properties fo:orphans="2" fo:widows="2"/>
    </style:style>
    <style:style style:name="P4" style:family="paragraph" style:parent-style-name="Standard">
      <style:paragraph-properties fo:margin-top="0cm" fo:margin-bottom="0cm" fo:orphans="2" fo:widows="2"/>
    </style:style>
    <style:style style:name="P5" style:family="paragraph" style:parent-style-name="Standard">
      <style:paragraph-properties fo:margin-top="0cm" fo:margin-bottom="2.54cm" style:line-height-at-least="0.353cm" fo:orphans="2" fo:widows="2"/>
    </style:style>
    <style:style style:name="P6" style:family="paragraph" style:parent-style-name="Standard">
      <style:paragraph-properties fo:margin-top="2.54cm" fo:margin-bottom="0cm" style:line-height-at-least="0.353cm" fo:orphans="2" fo:widows="2" fo:keep-with-next="always"/>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Standard">
      <style:paragraph-properties fo:margin-top="0.141cm" fo:margin-bottom="0cm" style:line-height-at-least="0.353cm" fo:orphans="2" fo:widows="2" fo:keep-with-next="always"/>
    </style:style>
    <style:style style:name="P9" style:family="paragraph" style:parent-style-name="Heading_20_1" style:master-page-name="Standard">
      <style:paragraph-properties fo:margin-top="0cm" fo:margin-bottom="0cm" fo:orphans="2" fo:widows="2" style:page-number="auto"/>
    </style:style>
    <style:style style:name="P10" style:family="paragraph" style:parent-style-name="Heading_20_3">
      <style:paragraph-properties fo:margin-top="0.106cm" fo:margin-bottom="0.176cm" fo:orphans="2" fo:widows="2"/>
    </style:style>
    <style:style style:name="P11" style:family="paragraph" style:parent-style-name="Heading_20_2">
      <style:paragraph-properties fo:margin-top="0cm" fo:margin-bottom="0.247cm" fo:orphans="2" fo:widows="2"/>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0" draw:name="Picture 71"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2" draw:name="Picture 73"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3" draw:name="Picture 74"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4" draw:name="Picture 75"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7" draw:name="Picture 78" draw:style-name="gr2" draw:text-style-name="P12" svg:width="7.09cm" svg:height="0.343cm" svg:x="-6.033cm" svg:y="0cm">
        <draw:image xlink:href="Pictures/2000000700000FB5000000C94FDA4EAC.wmf" xlink:type="simple" xlink:show="embed" xlink:actuate="onLoad">
          <text:p/>
        </draw:image>
      </draw:frame>
      <draw:frame text:anchor-type="page" text:anchor-page-number="1" draw:z-index="18" draw:name="Picture 79" draw:style-name="gr2" draw:text-style-name="P12" svg:width="7.09cm" svg:height="0.343cm" svg:x="-6.033cm" svg:y="0cm">
        <draw:image xlink:href="Pictures/2000000700000FB5000000C94FDA4EAC.wmf" xlink:type="simple" xlink:show="embed" xlink:actuate="onLoad">
          <text:p/>
        </draw:image>
      </draw:frame>
      <text:h text:style-name="P9" text:outline-level="1"><text:bookmark text:name="R-1030959"/>Roles and Scenarios</text:h>
      <text:p text:style-name="P5"><text:bookmark text:name="_GoBack"/><draw:frame draw:style-name="fr2" draw:name="graphics1" text:anchor-type="as-char" svg:width="16.51cm" svg:height="0.342cm" draw:z-index="21"><draw:image xlink:href="Pictures/20000007000025F9000000C9F0140E06.wmf" xlink:type="simple" xlink:show="embed" xlink:actuate="onLoad"/></draw:frame></text:p>
      <text:p text:style-name="P6"><draw:frame draw:style-name="fr2" draw:name="1" text:anchor-type="as-char" svg:width="7.091cm" svg:height="0.342cm" draw:z-index="1"><draw:image xlink:href="Pictures/2000000700000FB5000000C94FDA4EAC.wmf" xlink:type="simple" xlink:show="embed" xlink:actuate="onLoad"/></draw:frame></text:p>
      <text:h text:style-name="P11" text:outline-level="2"><text:bookmark text:name="R-1087777"/>Roles</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10"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10"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10"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10"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10"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span text:style-name="T3">Skip to Section </text:span><text:span text:style-name="T3"><text:bookmark-ref text:reference-format="number-all-superior" text:ref-name="__RefHeading__43822_1345045923">4.2</text:bookmark-ref></text:span><text:span text:style-name="T3">.</text:span></text:p>
      <text:h text:style-name="P10"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span text:style-name="T3">Skip to Section </text:span><text:span text:style-name="T3"><text:bookmark-ref text:reference-format="number-all-superior" text:ref-name="__RefHeading__43822_1345045923">4.2</text:bookmark-ref></text:span><text:span text:style-name="T3">.</text:span></text:p>
      <text:h text:style-name="P10"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10" text:outline-level="3">Application Server Vendor</text:h>
      <text:p text:style-name="P3">An application server vendor (Appendix A “Enterprise JavaBeans (EJB) specification”) provides an implementation of a J2EE compliant application server that provides support for component-based enterprise applications. A typical application server vendor is an OS vendor, middleware vendor, or database vendor.</text:p>
      <text:p text:style-name="P3"><text:soft-page-break/>The role of application server vendor will typically be the same as that of the container provider.</text:p>
      <text:h text:style-name="P10"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7.091cm" svg:height="0.342cm" draw:z-index="2"><draw:image xlink:href="Pictures/2000000700000FB5000000C94FDA4EAC.wmf" xlink:type="simple" xlink:show="embed" xlink:actuate="onLoad"/></draw:frame></text:p>
      <text:h text:style-name="P11" text:outline-level="2"><text:bookmark-start text:name="__RefHeading__43822_1345045923"/><text:bookmark text:name="R-1056907"/>Scenario: Embedded calendar management system<text:bookmark-end text:name="__RefHeading__43822_1345045923"/></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16.51cm" svg:height="0.342cm" draw:z-index="3"><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2cm" svg:y="-0.002cm" fo:min-width="0.041cm" draw:z-index="19"><draw:text-box fo:min-height="0.041cm"><text:p text:style-name="P2"><draw:frame draw:style-name="fr2" draw:name="4" text:anchor-type="as-char" svg:width="16.51cm" svg:height="9.948cm" draw:z-index="23"><draw:image xlink:href="Pictures/2000005F00002491000016065B7D237C.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Apache Persistware is a supplier of JDO software that has a small footprint and as such, is especially suited for embedded devices such as personal digital assistants and telephones. They use Java file I/O to store JDO instances persistently.</text:p>
      <text:p text:style-name="P3"><text:soft-page-break/>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span text:style-name="T3">Skip to Chapter 5.</text:span></text:p>
      <text:p text:style-name="P7"><draw:frame draw:style-name="fr2" draw:name="5" text:anchor-type="as-char" svg:width="7.091cm" svg:height="0.342cm" draw:z-index="5"><draw:image xlink:href="Pictures/2000000700000FB5000000C94FDA4EAC.wmf" xlink:type="simple" xlink:show="embed" xlink:actuate="onLoad"/></draw:frame></text:p>
      <text:h text:style-name="P11"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text:soft-page-break/><draw:frame draw:style-name="fr2" draw:name="6" text:anchor-type="as-char" svg:width="16.51cm" svg:height="0.342cm" draw:z-index="6"><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2cm" svg:y="-0.002cm" fo:min-width="0.041cm" draw:z-index="20"><draw:text-box fo:min-height="0.041cm"><text:p text:style-name="P2"><draw:frame draw:style-name="fr3" draw:name="7" text:anchor-type="as-char" svg:y="-7.652cm" svg:width="16.51cm" svg:height="8.149cm" draw:z-index="22"><draw:image xlink:href="Pictures/200000740000249100001214ACC29A0E.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2-06-24T14:21:07.70</meta:creation-date>
    <meta:editing-duration>PT12M14S</meta:editing-duration>
    <meta:generator>OpenOffice/4.1.10$Unix OpenOffice.org_project/4110m2$Build-9807</meta:generator>
    <dc:title>JDO_Chapter</dc:title>
    <dc:date>2021-09-30T20:35:25</dc:date>
    <meta:document-statistic meta:table-count="0" meta:image-count="8" meta:object-count="0" meta:page-count="5" meta:paragraph-count="64" meta:word-count="1524" meta:character-count="10324"/>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